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90000001900CDEEBC5.png" manifest:media-type="image/png"/>
  <manifest:file-entry manifest:full-path="Pictures/100002010000019000000190376A1FA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693in" fo:break-before="auto" style:use-optimal-row-height="false"/>
    </style:style>
    <style:style style:name="ro3" style:family="table-row">
      <style:table-row-properties style:row-height="0.59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5pt" style:font-size-asian="15pt" style:font-size-complex="15pt"/>
    </style:style>
    <style:style style:name="ce5" style:family="table-cell" style:parent-style-name="Default">
      <style:table-cell-properties fo:border-bottom="0.06pt solid #000000" fo:border-left="2.24pt solid #000000" fo:border-right="0.06pt solid #000000" fo:border-top="2.24pt solid #000000"/>
    </style:style>
    <style:style style:name="ce6" style:family="table-cell" style:parent-style-name="Default">
      <style:table-cell-properties fo:border-bottom="0.06pt solid #000000" fo:border-left="2.24pt solid #000000" fo:border-right="0.06pt solid #000000" fo:border-top="0.06pt solid #000000"/>
    </style:style>
    <style:style style:name="ce7" style:family="table-cell" style:parent-style-name="Default">
      <style:table-cell-properties fo:border-bottom="0.06pt solid #000000" fo:background-color="#808080" fo:border-left="2.24pt solid #000000" fo:border-right="0.06pt solid #000000" fo:border-top="0.06pt solid #000000"/>
      <style:text-properties fo:color="#b2b2b2"/>
    </style:style>
    <style:style style:name="ce8" style:family="table-cell" style:parent-style-name="Default">
      <style:table-cell-properties fo:border-bottom="2.24pt solid #000000" fo:border-left="2.24pt solid #000000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2.24pt solid #000000"/>
    </style:style>
    <style:style style:name="ce10" style:family="table-cell" style:parent-style-name="Default">
      <style:table-cell-properties fo:background-color="#808080" fo:border="0.06pt solid #000000"/>
      <style:text-properties fo:color="#b2b2b2"/>
    </style:style>
    <style:style style:name="ce11" style:family="table-cell" style:parent-style-name="Default">
      <style:table-cell-properties fo:border-bottom="2.24pt solid #000000" fo:background-color="#808080" fo:border-left="0.06pt solid #000000" fo:border-right="0.06pt solid #000000" fo:border-top="0.06pt solid #000000"/>
      <style:text-properties fo:color="#b2b2b2"/>
    </style:style>
    <style:style style:name="ce12" style:family="table-cell" style:parent-style-name="Default">
      <style:table-cell-properties fo:border-bottom="0.06pt solid #000000" fo:background-color="#808080" fo:border-left="0.06pt solid #000000" fo:border-right="0.06pt solid #000000" fo:border-top="2.24pt solid #000000"/>
      <style:text-properties fo:color="#b2b2b2"/>
    </style:style>
    <style:style style:name="ce13" style:family="table-cell" style:parent-style-name="Default">
      <style:table-cell-properties fo:border-bottom="2.24pt solid #000000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0.06pt solid #000000" fo:border-left="0.06pt solid #000000" fo:border-right="2.24pt solid #000000" fo:border-top="2.24pt solid #000000"/>
    </style:style>
    <style:style style:name="ce15" style:family="table-cell" style:parent-style-name="Default">
      <style:table-cell-properties fo:border-bottom="0.06pt solid #000000" fo:border-left="0.06pt solid #000000" fo:border-right="2.24pt solid #000000" fo:border-top="0.06pt solid #000000"/>
    </style:style>
    <style:style style:name="ce16" style:family="table-cell" style:parent-style-name="Default">
      <style:table-cell-properties fo:border-bottom="0.06pt solid #000000" fo:background-color="#808080" fo:border-left="0.06pt solid #000000" fo:border-right="2.24pt solid #000000" fo:border-top="0.06pt solid #000000"/>
      <style:text-properties fo:color="#b2b2b2"/>
    </style:style>
    <style:style style:name="ce17" style:family="table-cell" style:parent-style-name="Default">
      <style:table-cell-properties fo:border-bottom="2.24pt solid #000000" fo:border-left="0.06pt solid #000000" fo:border-right="2.24pt solid #000000" fo:border-top="0.06pt solid #000000"/>
    </style:style>
    <style:style style:name="gr1" style:family="graphic" style:list-style-name="L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00cc0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" style:family="graphic" style:list-style-name="L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" style:family="graphic" style:list-style-name="L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" style:family="graphic" style:list-style-name="L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" style:family="graphic" style:list-style-name="L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" style:family="graphic" style:list-style-name="L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" style:family="graphic" style:list-style-name="L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" style:family="graphic" style:list-style-name="L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" style:family="graphic" style:list-style-name="L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" style:family="graphic" style:list-style-name="L1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" style:family="graphic" style:list-style-name="L1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" style:family="graphic" style:list-style-name="L1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" style:family="graphic" style:list-style-name="L1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" style:family="graphic" style:list-style-name="L1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" style:family="graphic" style:list-style-name="L1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" style:family="graphic" style:list-style-name="L1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" style:family="graphic" style:list-style-name="L1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" style:family="graphic" style:list-style-name="L1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" style:family="graphic" style:list-style-name="L1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" style:family="graphic" style:list-style-name="L2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" style:family="graphic" style:list-style-name="L2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" style:family="graphic" style:list-style-name="L2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3" style:family="graphic" style:list-style-name="L2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4" style:family="graphic" style:list-style-name="L2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5" style:family="graphic" style:list-style-name="L2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6" style:family="graphic" style:list-style-name="L2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7" style:family="graphic" style:list-style-name="L2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8" style:family="graphic" style:list-style-name="L2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9" style:family="graphic" style:list-style-name="L2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0" style:family="graphic" style:list-style-name="L3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1" style:family="graphic" style:list-style-name="L3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2" style:family="graphic" style:list-style-name="L3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3" style:family="graphic" style:list-style-name="L3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4" style:family="graphic" style:list-style-name="L3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5" style:family="graphic" style:list-style-name="L3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6" style:family="graphic" style:list-style-name="L3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7" style:family="graphic" style:list-style-name="L3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8" style:family="graphic" style:list-style-name="L3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9" style:family="graphic" style:list-style-name="L3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0" style:family="graphic" style:list-style-name="L4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1" style:family="graphic" style:list-style-name="L4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2" style:family="graphic" style:list-style-name="L4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3" style:family="graphic" style:list-style-name="L4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4" style:family="graphic" style:list-style-name="L4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5" style:family="graphic" style:list-style-name="L4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6" style:family="graphic" style:list-style-name="L4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7" style:family="graphic" style:list-style-name="L4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8" style:family="graphic" style:list-style-name="L4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9" style:family="graphic" style:list-style-name="L4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0" style:family="graphic" style:list-style-name="L5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1" style:family="graphic" style:list-style-name="L5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2" style:family="graphic" style:list-style-name="L5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3" style:family="graphic" style:list-style-name="L5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4" style:family="graphic" style:list-style-name="L5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5" style:family="graphic" style:list-style-name="L5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6" style:family="graphic" style:list-style-name="L5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7" style:family="graphic" style:list-style-name="L5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8" style:family="graphic" style:list-style-name="L5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9" style:family="graphic" style:list-style-name="L5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0" style:family="graphic" style:list-style-name="L6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1" style:family="graphic" style:list-style-name="L6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2" style:family="graphic" style:list-style-name="L6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3" style:family="graphic" style:list-style-name="L6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4" style:family="graphic" style:list-style-name="L6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5" style:family="graphic" style:list-style-name="L6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6" style:family="graphic" style:list-style-name="L6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7" style:family="graphic" style:list-style-name="L6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8" style:family="graphic" style:list-style-name="L6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9" style:family="graphic" style:list-style-name="L6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0" style:family="graphic" style:list-style-name="L7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1" style:family="graphic" style:list-style-name="L7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2" style:family="graphic" style:list-style-name="L7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3" style:family="graphic" style:list-style-name="L7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4" style:family="graphic" style:list-style-name="L7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5" style:family="graphic" style:list-style-name="L7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6" style:family="graphic" style:list-style-name="L7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7" style:family="graphic" style:list-style-name="L7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8" style:family="graphic" style:list-style-name="L7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9" style:family="graphic" style:list-style-name="L7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0" style:family="graphic" style:list-style-name="L8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1" style:family="graphic" style:list-style-name="L8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2" style:family="graphic" style:list-style-name="L8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3" style:family="graphic" style:list-style-name="L8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4" style:family="graphic" style:list-style-name="L8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5" style:family="graphic" style:list-style-name="L8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6" style:family="graphic" style:list-style-name="L8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7" style:family="graphic" style:list-style-name="L8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8" style:family="graphic" style:list-style-name="L8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9" style:family="graphic" style:list-style-name="L8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0" style:family="graphic" style:list-style-name="L9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1" style:family="graphic" style:list-style-name="L9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2" style:family="graphic" style:list-style-name="L9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3" style:family="graphic" style:list-style-name="L9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4" style:family="graphic" style:list-style-name="L9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5" style:family="graphic" style:list-style-name="L9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6" style:family="graphic" style:list-style-name="L9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7" style:family="graphic" style:list-style-name="L9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8" style:family="graphic" style:list-style-name="L9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9" style:family="graphic" style:list-style-name="L9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0" style:family="graphic" style:list-style-name="L10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1" style:family="graphic" style:list-style-name="L10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2" style:family="graphic" style:list-style-name="L10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3" style:family="graphic" style:list-style-name="L10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4" style:family="graphic" style:list-style-name="L10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5" style:family="graphic" style:list-style-name="L10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6" style:family="graphic" style:list-style-name="L10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7" style:family="graphic" style:list-style-name="L10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8" style:family="graphic" style:list-style-name="L10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9" style:family="graphic" style:list-style-name="L10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0" style:family="graphic" style:list-style-name="L11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1" style:family="graphic" style:list-style-name="L11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2" style:family="graphic" style:list-style-name="L11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3" style:family="graphic" style:list-style-name="L11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4" style:family="graphic" style:list-style-name="L11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5" style:family="graphic" style:list-style-name="L11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00cc0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6" style:family="graphic" style:list-style-name="L11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7" style:family="graphic" style:list-style-name="L11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8" style:family="graphic" style:list-style-name="L11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9" style:family="graphic" style:list-style-name="L11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0" style:family="graphic" style:list-style-name="L12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1" style:family="graphic" style:list-style-name="L12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2" style:family="graphic" style:list-style-name="L12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3" style:family="graphic" style:list-style-name="L12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4" style:family="graphic" style:list-style-name="L12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5" style:family="graphic" style:list-style-name="L12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6" style:family="graphic" style:list-style-name="L12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7" style:family="graphic" style:list-style-name="L12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8" style:family="graphic" style:list-style-name="L12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9" style:family="graphic" style:list-style-name="L12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0" style:family="graphic" style:list-style-name="L13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1" style:family="graphic" style:list-style-name="L13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2" style:family="graphic" style:list-style-name="L13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00cc0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3" style:family="graphic" style:list-style-name="L13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4" style:family="graphic" style:list-style-name="L13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5" style:family="graphic" style:list-style-name="L13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6" style:family="graphic" style:list-style-name="L13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7" style:family="graphic" style:list-style-name="L13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8" style:family="graphic" style:list-style-name="L13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9" style:family="graphic" style:list-style-name="L13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00cc0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0" style:family="graphic" style:list-style-name="L14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1" style:family="graphic" style:list-style-name="L14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2" style:family="graphic" style:list-style-name="L14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3" style:family="graphic" style:list-style-name="L14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4" style:family="graphic" style:list-style-name="L14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5" style:family="graphic" style:list-style-name="L14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6" style:family="graphic" style:list-style-name="L14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7" style:family="graphic" style:list-style-name="L14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8" style:family="graphic" style:list-style-name="L14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9" style:family="graphic" style:list-style-name="L14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0" style:family="graphic" style:list-style-name="L15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1" style:family="graphic" style:list-style-name="L15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2" style:family="graphic" style:list-style-name="L15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3" style:family="graphic" style:list-style-name="L15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4" style:family="graphic" style:list-style-name="L15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5" style:family="graphic" style:list-style-name="L15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6" style:family="graphic" style:list-style-name="L15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7" style:family="graphic" style:list-style-name="L15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8" style:family="graphic" style:list-style-name="L15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9" style:family="graphic" style:list-style-name="L15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0" style:family="graphic" style:list-style-name="L16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1" style:family="graphic" style:list-style-name="L16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2" style:family="graphic" style:list-style-name="L16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3" style:family="graphic" style:list-style-name="L16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4" style:family="graphic" style:list-style-name="L16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5" style:family="graphic" style:list-style-name="L16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6" style:family="graphic" style:list-style-name="L16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7" style:family="graphic" style:list-style-name="L16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8" style:family="graphic" style:list-style-name="L16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9" style:family="graphic" style:list-style-name="L16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0" style:family="graphic" style:list-style-name="L17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1" style:family="graphic" style:list-style-name="L17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2" style:family="graphic" style:list-style-name="L17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3" style:family="graphic" style:list-style-name="L17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4" style:family="graphic" style:list-style-name="L17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5" style:family="graphic" style:list-style-name="L17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6" style:family="graphic" style:list-style-name="L17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7" style:family="graphic" style:list-style-name="L17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8" style:family="graphic" style:list-style-name="L17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9" style:family="graphic" style:list-style-name="L17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0" style:family="graphic" style:list-style-name="L18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1" style:family="graphic" style:list-style-name="L18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2" style:family="graphic" style:list-style-name="L18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00cc0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3" style:family="graphic" style:list-style-name="L18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4" style:family="graphic" style:list-style-name="L18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5" style:family="graphic" style:list-style-name="L18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6" style:family="graphic" style:list-style-name="L18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7" style:family="graphic" style:list-style-name="L18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8" style:family="graphic" style:list-style-name="L18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9" style:family="graphic" style:list-style-name="L18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0" style:family="graphic" style:list-style-name="L19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1" style:family="graphic" style:list-style-name="L19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2" style:family="graphic" style:list-style-name="L19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3" style:family="graphic" style:list-style-name="L19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4" style:family="graphic" style:list-style-name="L19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5" style:family="graphic" style:list-style-name="L19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6" style:family="graphic" style:list-style-name="L19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7" style:family="graphic" style:list-style-name="L19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8" style:family="graphic" style:list-style-name="L19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9" style:family="graphic" style:list-style-name="L19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0" style:family="graphic" style:list-style-name="L20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1" style:family="graphic" style:list-style-name="L20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2" style:family="graphic" style:list-style-name="L20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3" style:family="graphic" style:list-style-name="L20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4" style:family="graphic" style:list-style-name="L20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5" style:family="graphic" style:list-style-name="L20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6" style:family="graphic" style:list-style-name="L20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7" style:family="graphic" style:list-style-name="L20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8" style:family="graphic" style:list-style-name="L20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9" style:family="graphic" style:list-style-name="L20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0" style:family="graphic" style:list-style-name="L21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1" style:family="graphic" style:list-style-name="L21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2" style:family="graphic" style:list-style-name="L21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3" style:family="graphic" style:list-style-name="L21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4" style:family="graphic" style:list-style-name="L21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5" style:family="graphic" style:list-style-name="L21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6" style:family="graphic" style:list-style-name="L21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7" style:family="graphic" style:list-style-name="L21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8" style:family="graphic" style:list-style-name="L21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9" style:family="graphic" style:list-style-name="L21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0" style:family="graphic" style:list-style-name="L22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1" style:family="graphic" style:list-style-name="L22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2" style:family="graphic" style:list-style-name="L22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3" style:family="graphic" style:list-style-name="L22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4" style:family="graphic" style:list-style-name="L22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5" style:family="graphic" style:list-style-name="L22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6" style:family="graphic" style:list-style-name="L22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7" style:family="graphic" style:list-style-name="L22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8" style:family="graphic" style:list-style-name="L22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9" style:family="graphic" style:list-style-name="L22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3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4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4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4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4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4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4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4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4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4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4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5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5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5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5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5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5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5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5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5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5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6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6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6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6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6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6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6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6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6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6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7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7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7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7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7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7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7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7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7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7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8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8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8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8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8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8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8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8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8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8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8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8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8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8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8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8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8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8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8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8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9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9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9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9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9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9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9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9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9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9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0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0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0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0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0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0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0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0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0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0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1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1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1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1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1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1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1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1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1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1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2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2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2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2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2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2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2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2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2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2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</office:automatic-styles>
  <office:body>
    <office:spreadsheet>
      <table:table table:name="Sheet1" table:style-name="ta1">
        <table:shapes>
          <draw:custom-shape draw:z-index="0" draw:style-name="gr1" draw:text-style-name="P1" svg:width="0.3433in" svg:height="0.4547in" svg:x="5.4106in" svg:y="8.440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2" draw:text-style-name="P1" svg:width="0.3433in" svg:height="0.4547in" svg:x="5.372in" svg:y="9.020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3" draw:text-style-name="P1" svg:width="0.3433in" svg:height="0.4551in" svg:x="5.9181in" svg:y="10.707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4" draw:text-style-name="P1" svg:width="0.3433in" svg:height="0.4551in" svg:x="5.9181in" svg:y="10.128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5" draw:text-style-name="P1" svg:width="0.3429in" svg:height="0.4551in" svg:x="5.9957in" svg:y="9.599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6" draw:text-style-name="P1" svg:width="0.3429in" svg:height="0.4551in" svg:x="6.5898in" svg:y="9.5807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7" draw:text-style-name="P1" svg:width="0.3429in" svg:height="0.4551in" svg:x="6.5898in" svg:y="9.033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8" draw:text-style-name="P1" svg:width="0.3433in" svg:height="0.4551in" svg:x="6.5028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9" draw:text-style-name="P1" svg:width="0.3433in" svg:height="0.4551in" svg:x="7.0874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10" draw:text-style-name="P1" svg:width="0.3433in" svg:height="0.4551in" svg:x="7.0874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" draw:style-name="gr11" draw:text-style-name="P1" svg:width="0.3433in" svg:height="0.4551in" svg:x="7.0874in" svg:y="10.128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12" draw:text-style-name="P1" svg:width="0.3433in" svg:height="0.4551in" svg:x="7.0874in" svg:y="10.707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style-name="gr13" draw:text-style-name="P1" svg:width="0.3433in" svg:height="0.4551in" svg:x="6.5028in" svg:y="10.707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style-name="gr14" draw:text-style-name="P1" svg:width="0.3433in" svg:height="0.4551in" svg:x="7.0874in" svg:y="11.287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style-name="gr15" draw:text-style-name="P1" svg:width="0.3433in" svg:height="0.4551in" svg:x="6.5894in" svg:y="11.803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style-name="gr16" draw:text-style-name="P1" svg:width="0.3433in" svg:height="0.4551in" svg:x="7.174in" svg:y="11.803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style-name="gr17" draw:text-style-name="P1" svg:width="0.3433in" svg:height="0.4551in" svg:x="7.6724in" svg:y="11.867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style-name="gr18" draw:text-style-name="P1" svg:width="0.3433in" svg:height="0.4551in" svg:x="7.6724in" svg:y="11.287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style-name="gr19" draw:text-style-name="P1" svg:width="0.3433in" svg:height="0.4551in" svg:x="8.2571in" svg:y="11.867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" draw:style-name="gr20" draw:text-style-name="P1" svg:width="0.3433in" svg:height="0.4551in" svg:x="8.2571in" svg:y="11.287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" draw:style-name="gr21" draw:text-style-name="P1" svg:width="0.3433in" svg:height="0.4551in" svg:x="8.2571in" svg:y="10.707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" draw:style-name="gr22" draw:text-style-name="P1" svg:width="0.3429in" svg:height="0.4551in" svg:x="8.2961in" svg:y="10.128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" draw:style-name="gr23" draw:text-style-name="P1" svg:width="0.3433in" svg:height="0.4551in" svg:x="8.2571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3" draw:style-name="gr24" draw:text-style-name="P1" svg:width="0.3433in" svg:height="0.4547in" svg:x="8.2571in" svg:y="8.969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4" draw:style-name="gr25" draw:text-style-name="P1" svg:width="0.3433in" svg:height="0.4551in" svg:x="8.2571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5" draw:style-name="gr26" draw:text-style-name="P1" svg:width="0.3433in" svg:height="0.4551in" svg:x="8.8417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6" draw:style-name="gr27" draw:text-style-name="P1" svg:width="0.3433in" svg:height="0.4551in" svg:x="9.4264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7" draw:style-name="gr28" draw:text-style-name="P1" svg:width="0.3433in" svg:height="0.4551in" svg:x="10.0114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8" draw:style-name="gr29" draw:text-style-name="P1" svg:width="0.3433in" svg:height="0.4551in" svg:x="10.0114in" svg:y="7.809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9" draw:style-name="gr30" draw:text-style-name="P1" svg:width="0.3433in" svg:height="0.4551in" svg:x="10.0114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0" draw:style-name="gr31" draw:text-style-name="P1" svg:width="0.3433in" svg:height="0.4551in" svg:x="9.4264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1" draw:style-name="gr32" draw:text-style-name="P1" svg:width="0.3433in" svg:height="0.4551in" svg:x="8.8417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2" draw:style-name="gr33" draw:text-style-name="P1" svg:width="0.3433in" svg:height="0.4551in" svg:x="8.2571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3" draw:style-name="gr34" draw:text-style-name="P1" svg:width="0.3433in" svg:height="0.4551in" svg:x="7.6724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4" draw:style-name="gr35" draw:text-style-name="P1" svg:width="0.3433in" svg:height="0.4551in" svg:x="7.0874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5" draw:style-name="gr36" draw:text-style-name="P1" svg:width="0.3433in" svg:height="0.4551in" svg:x="6.5028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6" draw:style-name="gr37" draw:text-style-name="P1" svg:width="0.3433in" svg:height="0.4551in" svg:x="6.5028in" svg:y="6.6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7" draw:style-name="gr38" draw:text-style-name="P1" svg:width="0.3433in" svg:height="0.4551in" svg:x="5.9181in" svg:y="6.6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8" draw:style-name="gr39" draw:text-style-name="P1" svg:width="0.3433in" svg:height="0.4551in" svg:x="7.0874in" svg:y="6.6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9" draw:style-name="gr40" draw:text-style-name="P1" svg:width="0.3433in" svg:height="0.4551in" svg:x="7.0874in" svg:y="6.07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0" draw:style-name="gr41" draw:text-style-name="P1" svg:width="0.3433in" svg:height="0.4551in" svg:x="7.0874in" svg:y="5.49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1" draw:style-name="gr42" draw:text-style-name="P1" svg:width="0.3433in" svg:height="0.4551in" svg:x="6.5028in" svg:y="5.49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2" draw:style-name="gr43" draw:text-style-name="P1" svg:width="0.3433in" svg:height="0.4551in" svg:x="5.9181in" svg:y="5.49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3" draw:style-name="gr44" draw:text-style-name="P1" svg:width="0.3433in" svg:height="0.4551in" svg:x="7.6724in" svg:y="6.07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4" draw:style-name="gr45" draw:text-style-name="P1" svg:width="0.3433in" svg:height="0.4551in" svg:x="8.2571in" svg:y="6.07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5" draw:style-name="gr46" draw:text-style-name="P1" svg:width="0.3433in" svg:height="0.4551in" svg:x="8.2571in" svg:y="5.49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6" draw:style-name="gr47" draw:text-style-name="P1" svg:width="0.3433in" svg:height="0.4551in" svg:x="8.8417in" svg:y="6.07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7" draw:style-name="gr48" draw:text-style-name="P1" svg:width="0.3433in" svg:height="0.4551in" svg:x="9.4264in" svg:y="6.07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8" draw:style-name="gr49" draw:text-style-name="P1" svg:width="0.3433in" svg:height="0.4551in" svg:x="10.0114in" svg:y="6.07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9" draw:style-name="gr50" draw:text-style-name="P1" svg:width="0.3433in" svg:height="0.4551in" svg:x="10.0114in" svg:y="6.6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0" draw:style-name="gr51" draw:text-style-name="P1" svg:width="0.3433in" svg:height="0.4551in" svg:x="10.0114in" svg:y="5.49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1" draw:style-name="gr52" draw:text-style-name="P1" svg:width="0.3433in" svg:height="0.4551in" svg:x="11.2193in" svg:y="5.49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2" draw:style-name="gr53" draw:text-style-name="P1" svg:width="0.3433in" svg:height="0.4551in" svg:x="11.7654in" svg:y="5.49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3" draw:style-name="gr54" draw:text-style-name="P1" svg:width="0.3433in" svg:height="0.4551in" svg:x="12.3504in" svg:y="5.49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4" draw:style-name="gr55" draw:text-style-name="P1" svg:width="0.3429in" svg:height="0.4551in" svg:x="12.9736in" svg:y="5.5421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5" draw:style-name="gr56" draw:text-style-name="P1" svg:width="0.3433in" svg:height="0.4551in" svg:x="12.9346in" svg:y="6.07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6" draw:style-name="gr57" draw:text-style-name="P1" svg:width="0.3433in" svg:height="0.4551in" svg:x="12.9346in" svg:y="6.6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7" draw:style-name="gr58" draw:text-style-name="P1" svg:width="0.3433in" svg:height="0.4551in" svg:x="12.9346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8" draw:style-name="gr59" draw:text-style-name="P1" svg:width="0.3433in" svg:height="0.4551in" svg:x="12.3504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9" draw:style-name="gr60" draw:text-style-name="P1" svg:width="0.3433in" svg:height="0.4551in" svg:x="12.3504in" svg:y="6.6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0" draw:style-name="gr61" draw:text-style-name="P1" svg:width="0.3433in" svg:height="0.4551in" svg:x="11.7654in" svg:y="6.6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1" draw:style-name="gr62" draw:text-style-name="P1" svg:width="0.3433in" svg:height="0.4551in" svg:x="11.7654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2" draw:style-name="gr63" draw:text-style-name="P1" svg:width="0.3433in" svg:height="0.4551in" svg:x="11.2193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3" draw:style-name="gr64" draw:text-style-name="P1" svg:width="0.3433in" svg:height="0.4551in" svg:x="11.1807in" svg:y="6.6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4" draw:style-name="gr65" draw:text-style-name="P1" svg:width="0.3433in" svg:height="0.4551in" svg:x="11.1807in" svg:y="7.809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5" draw:style-name="gr66" draw:text-style-name="P1" svg:width="0.3433in" svg:height="0.4551in" svg:x="11.1807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6" draw:style-name="gr67" draw:text-style-name="P1" svg:width="0.3433in" svg:height="0.4551in" svg:x="11.7654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7" draw:style-name="gr68" draw:text-style-name="P1" svg:width="0.3433in" svg:height="0.4551in" svg:x="12.3504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8" draw:style-name="gr69" draw:text-style-name="P1" svg:width="0.3433in" svg:height="0.4551in" svg:x="12.9346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9" draw:style-name="gr70" draw:text-style-name="P1" svg:width="0.3433in" svg:height="0.4547in" svg:x="11.1807in" svg:y="8.969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0" draw:style-name="gr71" draw:text-style-name="P1" svg:width="0.3433in" svg:height="0.4551in" svg:x="11.2579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1" draw:style-name="gr72" draw:text-style-name="P1" svg:width="0.3433in" svg:height="0.4551in" svg:x="10.5961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2" draw:style-name="gr73" draw:text-style-name="P1" svg:width="0.3433in" svg:height="0.4551in" svg:x="10.5961in" svg:y="10.128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3" draw:style-name="gr74" draw:text-style-name="P1" svg:width="0.3433in" svg:height="0.4551in" svg:x="10.5961in" svg:y="10.707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4" draw:style-name="gr75" draw:text-style-name="P1" svg:width="0.3433in" svg:height="0.4551in" svg:x="10.5961in" svg:y="11.287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5" draw:style-name="gr76" draw:text-style-name="P1" svg:width="0.3433in" svg:height="0.4551in" svg:x="10.5961in" svg:y="11.867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6" draw:style-name="gr77" draw:text-style-name="P1" svg:width="0.3433in" svg:height="0.4551in" svg:x="10.5961in" svg:y="12.446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7" draw:style-name="gr78" draw:text-style-name="P1" svg:width="0.3429in" svg:height="0.4551in" svg:x="10.6736in" svg:y="13.07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8" draw:style-name="gr79" draw:text-style-name="P1" svg:width="0.3433in" svg:height="0.4551in" svg:x="10.0114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9" draw:style-name="gr80" draw:text-style-name="P1" svg:width="0.3433in" svg:height="0.4551in" svg:x="9.4264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0" draw:style-name="gr81" draw:text-style-name="P1" svg:width="0.3433in" svg:height="0.4551in" svg:x="9.4264in" svg:y="10.179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1" draw:style-name="gr82" draw:text-style-name="P1" svg:width="0.3429in" svg:height="0.4551in" svg:x="9.4654in" svg:y="10.7591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2" draw:style-name="gr83" draw:text-style-name="P1" svg:width="0.3433in" svg:height="0.4551in" svg:x="9.4264in" svg:y="11.287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3" draw:style-name="gr84" draw:text-style-name="P1" svg:width="0.3429in" svg:height="0.4551in" svg:x="9.4654in" svg:y="11.918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4" draw:style-name="gr85" draw:text-style-name="P1" svg:width="0.3433in" svg:height="0.4551in" svg:x="9.4264in" svg:y="12.446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5" draw:style-name="gr86" draw:text-style-name="P1" svg:width="0.3433in" svg:height="0.4551in" svg:x="9.4264in" svg:y="13.026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6" draw:style-name="gr87" draw:text-style-name="P1" svg:width="0.3433in" svg:height="0.4551in" svg:x="8.8417in" svg:y="13.026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7" draw:style-name="gr88" draw:text-style-name="P1" svg:width="0.3433in" svg:height="0.4551in" svg:x="8.2571in" svg:y="13.026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8" draw:style-name="gr89" draw:text-style-name="P1" svg:width="0.3433in" svg:height="0.4551in" svg:x="7.6724in" svg:y="13.026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9" draw:style-name="gr90" draw:text-style-name="P1" svg:width="0.3433in" svg:height="0.4551in" svg:x="7.0874in" svg:y="13.026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0" draw:style-name="gr91" draw:text-style-name="P1" svg:width="0.3433in" svg:height="0.4551in" svg:x="6.5028in" svg:y="13.026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1" draw:style-name="gr92" draw:text-style-name="P1" svg:width="0.3433in" svg:height="0.4551in" svg:x="5.9181in" svg:y="13.026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2" draw:style-name="gr93" draw:text-style-name="P1" svg:width="0.3433in" svg:height="0.4551in" svg:x="14.0516in" svg:y="5.49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3" draw:style-name="gr94" draw:text-style-name="P1" svg:width="0.3433in" svg:height="0.4551in" svg:x="14.0516in" svg:y="6.07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4" draw:style-name="gr95" draw:text-style-name="P1" svg:width="0.3433in" svg:height="0.4551in" svg:x="14.0516in" svg:y="6.6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5" draw:style-name="gr96" draw:text-style-name="P1" svg:width="0.3433in" svg:height="0.4551in" svg:x="14.0516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6" draw:style-name="gr97" draw:text-style-name="P1" svg:width="0.3433in" svg:height="0.4551in" svg:x="14.0516in" svg:y="7.809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7" draw:style-name="gr98" draw:text-style-name="P1" svg:width="0.3433in" svg:height="0.4551in" svg:x="14.0516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8" draw:style-name="gr99" draw:text-style-name="P1" svg:width="0.3433in" svg:height="0.4547in" svg:x="14.0516in" svg:y="8.969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9" draw:style-name="gr100" draw:text-style-name="P1" svg:width="0.3433in" svg:height="0.4551in" svg:x="14.0516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0" draw:style-name="gr101" draw:text-style-name="P1" svg:width="0.3433in" svg:height="0.4551in" svg:x="13.4701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1" draw:style-name="gr102" draw:text-style-name="P1" svg:width="0.3429in" svg:height="0.4551in" svg:x="12.889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2" draw:style-name="gr103" draw:text-style-name="P1" svg:width="0.3433in" svg:height="0.4551in" svg:x="12.3079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3" draw:style-name="gr104" draw:text-style-name="P1" svg:width="0.3433in" svg:height="0.4551in" svg:x="11.7264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4" draw:style-name="gr105" draw:text-style-name="P1" svg:width="0.3433in" svg:height="0.4551in" svg:x="11.7264in" svg:y="10.128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5" draw:style-name="gr106" draw:text-style-name="P1" svg:width="0.3433in" svg:height="0.4551in" svg:x="11.7264in" svg:y="10.707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6" draw:style-name="gr107" draw:text-style-name="P1" svg:width="0.3433in" svg:height="0.4551in" svg:x="12.3079in" svg:y="10.707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7" draw:style-name="gr108" draw:text-style-name="P1" svg:width="0.3429in" svg:height="0.4551in" svg:x="11.7654in" svg:y="11.338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8" draw:style-name="gr109" draw:text-style-name="P1" svg:width="0.3433in" svg:height="0.4551in" svg:x="11.7264in" svg:y="11.867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9" draw:style-name="gr110" draw:text-style-name="P1" svg:width="0.3433in" svg:height="0.4551in" svg:x="11.7264in" svg:y="12.446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0" draw:style-name="gr111" draw:text-style-name="P1" svg:width="0.3433in" svg:height="0.4551in" svg:x="11.7264in" svg:y="13.026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1" draw:style-name="gr112" draw:text-style-name="P1" svg:width="0.3433in" svg:height="0.4547in" svg:x="11.8772in" svg:y="13.590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2" draw:style-name="gr113" draw:text-style-name="P1" svg:width="0.3433in" svg:height="0.4547in" svg:x="12.4252in" svg:y="13.6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3" draw:style-name="gr114" draw:text-style-name="P1" svg:width="0.3429in" svg:height="0.4551in" svg:x="13.0398in" svg:y="12.97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4" draw:style-name="gr115" draw:text-style-name="P1" svg:width="0.3433in" svg:height="0.4551in" svg:x="13.6035in" svg:y="12.978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5" draw:style-name="gr116" draw:text-style-name="P1" svg:width="0.3433in" svg:height="0.4551in" svg:x="13.6374in" svg:y="12.4307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6" draw:style-name="gr117" draw:text-style-name="P1" svg:width="0.3433in" svg:height="0.4551in" svg:x="13.6374in" svg:y="11.7701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7" draw:style-name="gr118" draw:text-style-name="P1" svg:width="0.3433in" svg:height="0.4551in" svg:x="13.6205in" svg:y="11.2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8" draw:style-name="gr119" draw:text-style-name="P1" svg:width="0.3433in" svg:height="0.4551in" svg:x="13.6035in" svg:y="10.675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9" draw:style-name="gr120" draw:text-style-name="P1" svg:width="0.3433in" svg:height="0.4551in" svg:x="14.1736in" svg:y="10.661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0" draw:style-name="gr121" draw:text-style-name="P1" svg:width="0.3433in" svg:height="0.4551in" svg:x="14.202in" svg:y="11.2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1" draw:style-name="gr122" draw:text-style-name="P1" svg:width="0.3433in" svg:height="0.4551in" svg:x="14.6469in" svg:y="10.707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2" draw:style-name="gr123" draw:text-style-name="P1" svg:width="0.3433in" svg:height="0.4551in" svg:x="14.6469in" svg:y="10.128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3" draw:style-name="gr124" draw:text-style-name="P1" svg:width="0.3433in" svg:height="0.4551in" svg:x="14.6854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4" draw:style-name="gr125" draw:text-style-name="P1" svg:width="0.3433in" svg:height="0.4551in" svg:x="15.2421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5" draw:style-name="gr126" draw:text-style-name="P1" svg:width="0.3433in" svg:height="0.4547in" svg:x="15.2421in" svg:y="8.969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6" draw:style-name="gr127" draw:text-style-name="P1" svg:width="0.3433in" svg:height="0.4547in" svg:x="15.2421in" svg:y="8.969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7" draw:style-name="gr128" draw:text-style-name="P1" svg:width="0.3433in" svg:height="0.4551in" svg:x="15.2421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8" draw:style-name="gr129" draw:text-style-name="P1" svg:width="0.3433in" svg:height="0.4551in" svg:x="15.2421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9" draw:style-name="gr130" draw:text-style-name="P1" svg:width="0.3433in" svg:height="0.4551in" svg:x="15.2421in" svg:y="7.809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0" draw:style-name="gr131" draw:text-style-name="P1" svg:width="0.3433in" svg:height="0.4551in" svg:x="15.2421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1" draw:style-name="gr132" draw:text-style-name="P1" svg:width="0.3433in" svg:height="0.4551in" svg:x="15.2421in" svg:y="6.6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2" draw:style-name="gr133" draw:text-style-name="P1" svg:width="0.3433in" svg:height="0.4551in" svg:x="15.2421in" svg:y="6.07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3" draw:style-name="gr134" draw:text-style-name="P1" svg:width="0.3433in" svg:height="0.4551in" svg:x="15.2421in" svg:y="5.49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4" draw:style-name="gr135" draw:text-style-name="P1" svg:width="0.3433in" svg:height="0.4551in" svg:x="16.4331in" svg:y="5.5421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5" draw:style-name="gr136" draw:text-style-name="P1" svg:width="0.3433in" svg:height="0.4551in" svg:x="16.4331in" svg:y="6.07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6" draw:style-name="gr137" draw:text-style-name="P1" svg:width="0.3433in" svg:height="0.4551in" svg:x="16.4331in" svg:y="6.6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7" draw:style-name="gr138" draw:text-style-name="P1" svg:width="0.3433in" svg:height="0.4551in" svg:x="16.4331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8" draw:style-name="gr139" draw:text-style-name="P1" svg:width="0.3433in" svg:height="0.4551in" svg:x="16.5165in" svg:y="7.777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9" draw:style-name="gr140" draw:text-style-name="P1" svg:width="0.3433in" svg:height="0.4551in" svg:x="16.4331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0" draw:style-name="gr141" draw:text-style-name="P1" svg:width="0.3433in" svg:height="0.4547in" svg:x="16.4331in" svg:y="8.969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1" draw:style-name="gr142" draw:text-style-name="P1" svg:width="0.3433in" svg:height="0.4551in" svg:x="16.4331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2" draw:style-name="gr143" draw:text-style-name="P1" svg:width="0.3433in" svg:height="0.4551in" svg:x="15.876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3" draw:style-name="gr144" draw:text-style-name="P1" svg:width="0.3433in" svg:height="0.4547in" svg:x="15.8374in" svg:y="8.969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4" draw:style-name="gr145" draw:text-style-name="P1" svg:width="0.3433in" svg:height="0.4551in" svg:x="15.2421in" svg:y="10.707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5" draw:style-name="gr146" draw:text-style-name="P1" svg:width="0.3433in" svg:height="0.4551in" svg:x="15.2421in" svg:y="11.287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6" draw:style-name="gr147" draw:text-style-name="P1" svg:width="0.3433in" svg:height="0.4551in" svg:x="15.2421in" svg:y="11.867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7" draw:style-name="gr148" draw:text-style-name="P1" svg:width="0.3433in" svg:height="0.4551in" svg:x="14.6469in" svg:y="11.867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8" draw:style-name="gr149" draw:text-style-name="P1" svg:width="0.3433in" svg:height="0.4551in" svg:x="14.6469in" svg:y="12.446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9" draw:style-name="gr150" draw:text-style-name="P1" svg:width="0.3433in" svg:height="0.4551in" svg:x="14.6854in" svg:y="13.026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0" draw:style-name="gr151" draw:text-style-name="P1" svg:width="0.3433in" svg:height="0.4551in" svg:x="15.2421in" svg:y="13.026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1" draw:style-name="gr152" draw:text-style-name="P1" svg:width="0.3433in" svg:height="0.4547in" svg:x="15.2421in" svg:y="13.6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2" draw:style-name="gr153" draw:text-style-name="P1" svg:width="0.3433in" svg:height="0.4547in" svg:x="14.6469in" svg:y="13.6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3" draw:style-name="gr154" draw:text-style-name="P1" svg:width="0.3433in" svg:height="0.4551in" svg:x="14.6469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4" draw:style-name="gr155" draw:text-style-name="P1" svg:width="0.3433in" svg:height="0.4551in" svg:x="14.6469in" svg:y="14.765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5" draw:style-name="gr156" draw:text-style-name="P1" svg:width="0.3433in" svg:height="0.4547in" svg:x="14.6469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6" draw:style-name="gr157" draw:text-style-name="P1" svg:width="0.3433in" svg:height="0.4547in" svg:x="14.0516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7" draw:style-name="gr158" draw:text-style-name="P1" svg:width="0.3433in" svg:height="0.4547in" svg:x="13.4701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8" draw:style-name="gr159" draw:text-style-name="P1" svg:width="0.3433in" svg:height="0.4551in" svg:x="13.4701in" svg:y="14.765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9" draw:style-name="gr160" draw:text-style-name="P1" svg:width="0.3433in" svg:height="0.4551in" svg:x="14.0516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0" draw:style-name="gr161" draw:text-style-name="P1" svg:width="0.3433in" svg:height="0.4551in" svg:x="13.4701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1" draw:style-name="gr162" draw:text-style-name="P1" svg:width="0.3433in" svg:height="0.4551in" svg:x="14.0516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2" draw:style-name="gr163" draw:text-style-name="P1" svg:width="0.3433in" svg:height="0.4551in" svg:x="13.4701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3" draw:style-name="gr164" draw:text-style-name="P1" svg:width="0.3429in" svg:height="0.4551in" svg:x="12.889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4" draw:style-name="gr165" draw:text-style-name="P1" svg:width="0.3433in" svg:height="0.4551in" svg:x="12.3079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5" draw:style-name="gr166" draw:text-style-name="P1" svg:width="0.3429in" svg:height="0.4551in" svg:x="11.7654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6" draw:style-name="gr167" draw:text-style-name="P1" svg:width="0.3433in" svg:height="0.4551in" svg:x="11.7264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7" draw:style-name="gr168" draw:text-style-name="P1" svg:width="0.3433in" svg:height="0.4551in" svg:x="12.3079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8" draw:style-name="gr169" draw:text-style-name="P1" svg:width="0.3429in" svg:height="0.4547in" svg:x="12.889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9" draw:style-name="gr170" draw:text-style-name="P1" svg:width="0.3433in" svg:height="0.4547in" svg:x="12.4303in" svg:y="14.1697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0" draw:style-name="gr171" draw:text-style-name="P1" svg:width="0.3433in" svg:height="0.4547in" svg:x="11.8602in" svg:y="14.202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1" draw:style-name="gr172" draw:text-style-name="P1" svg:width="0.3429in" svg:height="0.4547in" svg:x="11.1457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2" draw:style-name="gr173" draw:text-style-name="P1" svg:width="0.3433in" svg:height="0.4547in" svg:x="10.5642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3" draw:style-name="gr174" draw:text-style-name="P1" svg:width="0.3433in" svg:height="0.4547in" svg:x="9.9831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4" draw:style-name="gr175" draw:text-style-name="P1" svg:width="0.3433in" svg:height="0.4551in" svg:x="9.9831in" svg:y="14.765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5" draw:style-name="gr176" draw:text-style-name="P1" svg:width="0.3433in" svg:height="0.4551in" svg:x="9.9831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6" draw:style-name="gr177" draw:text-style-name="P1" svg:width="0.3433in" svg:height="0.4551in" svg:x="10.5642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7" draw:style-name="gr178" draw:text-style-name="P1" svg:width="0.3433in" svg:height="0.4551in" svg:x="10.5642in" svg:y="14.765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8" draw:style-name="gr179" draw:text-style-name="P1" svg:width="0.3433in" svg:height="0.4551in" svg:x="10.0217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9" draw:style-name="gr180" draw:text-style-name="P1" svg:width="0.3429in" svg:height="0.4551in" svg:x="9.402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0" draw:style-name="gr181" draw:text-style-name="P1" svg:width="0.3433in" svg:height="0.4551in" svg:x="8.8205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1" draw:style-name="gr182" draw:text-style-name="P1" svg:width="0.3433in" svg:height="0.4551in" svg:x="8.8591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2" draw:style-name="gr183" draw:text-style-name="P1" svg:width="0.3433in" svg:height="0.4551in" svg:x="8.2394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3" draw:style-name="gr184" draw:text-style-name="P1" svg:width="0.3429in" svg:height="0.4551in" svg:x="7.6583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4" draw:style-name="gr185" draw:text-style-name="P1" svg:width="0.3433in" svg:height="0.4551in" svg:x="7.0772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5" draw:style-name="gr186" draw:text-style-name="P1" svg:width="0.3433in" svg:height="0.4551in" svg:x="6.4957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6" draw:style-name="gr187" draw:text-style-name="P1" svg:width="0.3433in" svg:height="0.4551in" svg:x="6.4571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7" draw:style-name="gr188" draw:text-style-name="P1" svg:width="0.3429in" svg:height="0.4547in" svg:x="5.915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8" draw:style-name="gr189" draw:text-style-name="P1" svg:width="0.3433in" svg:height="0.4547in" svg:x="6.4957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9" draw:style-name="gr190" draw:text-style-name="P1" svg:width="0.3433in" svg:height="0.4547in" svg:x="7.0772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0" draw:style-name="gr191" draw:text-style-name="P1" svg:width="0.3429in" svg:height="0.4547in" svg:x="7.6583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1" draw:style-name="gr192" draw:text-style-name="P1" svg:width="0.3433in" svg:height="0.4547in" svg:x="8.2394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2" draw:style-name="gr193" draw:text-style-name="P1" svg:width="0.3433in" svg:height="0.4547in" svg:x="8.8205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3" draw:style-name="gr194" draw:text-style-name="P1" svg:width="0.3433in" svg:height="0.4551in" svg:x="8.8205in" svg:y="14.765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4" draw:style-name="gr195" draw:text-style-name="P1" svg:width="0.3433in" svg:height="0.4551in" svg:x="15.2421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5" draw:style-name="gr196" draw:text-style-name="P1" svg:width="0.3433in" svg:height="0.4551in" svg:x="15.8374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6" draw:style-name="gr197" draw:text-style-name="P1" svg:width="0.3433in" svg:height="0.4551in" svg:x="15.8374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7" draw:style-name="gr198" draw:text-style-name="P1" svg:width="0.3433in" svg:height="0.4551in" svg:x="16.4331in" svg:y="14.765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8" draw:style-name="gr199" draw:text-style-name="P1" svg:width="0.3433in" svg:height="0.4551in" svg:x="16.4331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9" draw:style-name="gr200" draw:text-style-name="P1" svg:width="0.3433in" svg:height="0.4551in" svg:x="15.8374in" svg:y="14.765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0" draw:style-name="gr201" draw:text-style-name="P1" svg:width="0.3433in" svg:height="0.4547in" svg:x="16.4717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1" draw:style-name="gr202" draw:text-style-name="P1" svg:width="0.3433in" svg:height="0.4547in" svg:x="16.4331in" svg:y="13.6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2" draw:style-name="gr203" draw:text-style-name="P1" svg:width="0.3433in" svg:height="0.4551in" svg:x="16.4331in" svg:y="13.026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3" draw:style-name="gr204" draw:text-style-name="P1" svg:width="0.3433in" svg:height="0.4551in" svg:x="16.4331in" svg:y="12.447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4" draw:style-name="gr205" draw:text-style-name="P1" svg:width="0.3433in" svg:height="0.4551in" svg:x="16.4331in" svg:y="11.867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5" draw:style-name="gr206" draw:text-style-name="P1" svg:width="0.3433in" svg:height="0.4551in" svg:x="16.4331in" svg:y="11.287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6" draw:style-name="gr207" draw:text-style-name="P1" svg:width="0.3433in" svg:height="0.4551in" svg:x="16.4331in" svg:y="10.707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7" draw:style-name="gr208" draw:text-style-name="P1" svg:width="0.3433in" svg:height="0.4551in" svg:x="5.3193in" svg:y="5.475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8" draw:style-name="gr209" draw:text-style-name="P1" svg:width="0.3433in" svg:height="0.4551in" svg:x="5.3193in" svg:y="6.612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9" draw:style-name="gr210" draw:text-style-name="P1" svg:width="0.3433in" svg:height="0.4551in" svg:x="5.3193in" svg:y="7.1811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0" draw:style-name="gr211" draw:text-style-name="P1" svg:width="0.3433in" svg:height="0.4551in" svg:x="5.3843in" svg:y="9.49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1" draw:style-name="gr212" draw:text-style-name="P1" svg:width="0.3433in" svg:height="0.4551in" svg:x="5.3193in" svg:y="10.02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2" draw:style-name="gr213" draw:text-style-name="P1" svg:width="0.3433in" svg:height="0.4551in" svg:x="5.3193in" svg:y="10.592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3" draw:style-name="gr214" draw:text-style-name="P1" svg:width="0.3433in" svg:height="0.4551in" svg:x="5.3193in" svg:y="11.7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4" draw:style-name="gr215" draw:text-style-name="P1" svg:width="0.3433in" svg:height="0.4551in" svg:x="5.3193in" svg:y="12.298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5" draw:style-name="gr216" draw:text-style-name="P1" svg:width="0.3433in" svg:height="0.4551in" svg:x="5.3193in" svg:y="12.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6" draw:style-name="gr217" draw:text-style-name="P1" svg:width="0.3433in" svg:height="0.4551in" svg:x="8.2465in" svg:y="4.9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7" draw:style-name="gr218" draw:text-style-name="P1" svg:width="0.3433in" svg:height="0.4551in" svg:x="10.0031in" svg:y="4.9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8" draw:style-name="gr219" draw:text-style-name="P1" svg:width="0.3433in" svg:height="0.4551in" svg:x="10.5886in" svg:y="4.9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9" draw:style-name="gr220" draw:text-style-name="P1" svg:width="0.3433in" svg:height="0.4551in" svg:x="11.174in" svg:y="4.9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0" draw:style-name="gr221" draw:text-style-name="P1" svg:width="0.3433in" svg:height="0.4551in" svg:x="14.1012in" svg:y="4.9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1" draw:style-name="gr222" draw:text-style-name="P1" svg:width="0.3433in" svg:height="0.4551in" svg:x="15.272in" svg:y="4.9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2" draw:style-name="gr223" draw:text-style-name="P1" svg:width="0.3433in" svg:height="0.4551in" svg:x="15.8575in" svg:y="4.9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3" draw:style-name="gr224" draw:text-style-name="P1" svg:width="0.3433in" svg:height="0.4551in" svg:x="16.4429in" svg:y="4.9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4" draw:style-name="gr225" draw:text-style-name="P1" svg:width="0.3433in" svg:height="0.4551in" svg:x="5.3193in" svg:y="15.905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5" draw:style-name="gr226" draw:text-style-name="P1" svg:width="0.3433in" svg:height="0.4551in" svg:x="5.3193in" svg:y="15.304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6" draw:style-name="gr227" draw:text-style-name="P1" svg:width="0.3433in" svg:height="0.4551in" svg:x="5.3193in" svg:y="14.7031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7" draw:style-name="gr228" draw:text-style-name="P1" svg:width="0.3433in" svg:height="0.4551in" svg:x="5.3193in" svg:y="14.10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8" draw:style-name="gr229" draw:text-style-name="P1" svg:width="0.3433in" svg:height="0.4551in" svg:x="5.9047in" svg:y="4.9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229" draw:name="Image 1" draw:style-name="gr230" draw:text-style-name="P2" svg:width="0.5886in" svg:height="0.5642in" svg:x="5.3331in" svg:y="4.911in">
            <draw:image xlink:href="Pictures/100002010000019000000190376A1FAC.png" xlink:type="simple" xlink:show="embed" xlink:actuate="onLoad">
              <text:p/>
            </draw:image>
          </draw:frame>
          <draw:frame draw:z-index="230" draw:name="Image 1" draw:style-name="gr230" draw:text-style-name="P2" svg:width="1.7559in" svg:height="1.6728in" svg:x="2.6602in" svg:y="5.4756in">
            <draw:image xlink:href="Pictures/100002010000019000000190376A1FAC.png" xlink:type="simple" xlink:show="embed" xlink:actuate="onLoad">
              <text:p/>
            </draw:image>
          </draw:frame>
          <draw:frame draw:z-index="231" draw:name="Image 2" draw:style-name="gr230" draw:text-style-name="P2" svg:width="1.7327in" svg:height="1.6799in" svg:x="2.6665in" svg:y="8.8969in">
            <draw:image xlink:href="Pictures/1000020100000190000001900CDEEBC5.png" xlink:type="simple" xlink:show="embed" xlink:actuate="onLoad">
              <text:p/>
            </draw:image>
          </draw:frame>
          <draw:frame draw:z-index="232" draw:name="Image 2" draw:style-name="gr230" draw:text-style-name="P2" svg:width="0.585in" svg:height="0.5681in" svg:x="16.4102in" svg:y="15.9063in">
            <draw:image xlink:href="Pictures/1000020100000190000001900CDEEBC5.png" xlink:type="simple" xlink:show="embed" xlink:actuate="onLoad">
              <text:p/>
            </draw:image>
          </draw:frame>
        </table:shapes>
        <table:table-column table:style-name="co1" table:number-columns-repeated="6" table:default-cell-style-name="Default"/>
        <table:table-column table:style-name="co2" table:number-columns-repeated="20" table:default-cell-style-name="Default"/>
        <table:table-row table:style-name="ro1" table:number-rows-repeated="2">
          <table:table-cell table:number-columns-repeated="26"/>
        </table:table-row>
        <table:table-row table:style-name="ro2" table:number-rows-repeated="8">
          <table:table-cell table:number-columns-repeated="26"/>
        </table:table-row>
        <table:table-row table:style-name="ro2">
          <table:table-cell table:number-columns-repeated="6"/>
          <table:table-cell table:style-name="ce5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2"/>
          <table:table-cell table:style-name="ce9" table:number-columns-repeated="3"/>
          <table:table-cell table:style-name="ce12" table:number-columns-repeated="4"/>
          <table:table-cell table:style-name="ce9"/>
          <table:table-cell table:style-name="ce12"/>
          <table:table-cell table:style-name="ce9" table:number-columns-repeated="2"/>
          <table:table-cell table:style-name="ce14"/>
        </table:table-row>
        <table:table-row table:style-name="ro2">
          <table:table-cell table:number-columns-repeated="3"/>
          <table:table-cell table:style-name="ce3" table:number-columns-spanned="2" table:number-rows-spanned="3"/>
          <table:covered-table-cell/>
          <table:table-cell/>
          <table:table-cell table:style-name="ce6"/>
          <table:table-cell table:style-name="ce3" table:number-columns-repeated="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15"/>
        </table:table-row>
        <table:table-row table:style-name="ro2">
          <table:table-cell table:number-columns-repeated="3"/>
          <table:covered-table-cell table:number-columns-repeated="2"/>
          <table:table-cell/>
          <table:table-cell table:style-name="ce7"/>
          <table:table-cell table:style-name="ce10" table:number-columns-repeated="2"/>
          <table:table-cell table:style-name="ce3" table:number-columns-repeated="6"/>
          <table:table-cell table:style-name="ce10" table:number-columns-repeated="4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15"/>
        </table:table-row>
        <table:table-row table:style-name="ro2">
          <table:table-cell table:number-columns-repeated="3"/>
          <table:covered-table-cell table:number-columns-repeated="2"/>
          <table:table-cell/>
          <table:table-cell table:style-name="ce6"/>
          <table:table-cell table:style-name="ce3" table:number-columns-repeated="3"/>
          <table:table-cell table:style-name="ce10" table:number-columns-repeated="4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15"/>
        </table:table-row>
        <table:table-row table:style-name="ro2">
          <table:table-cell table:style-name="ce1" table:number-columns-repeated="3"/>
          <table:table-cell table:style-name="ce1" office:value-type="string" calcext:value-type="string" table:number-columns-spanned="2" table:number-rows-spanned="1">
            <text:p>SCORE</text:p>
          </table:table-cell>
          <table:covered-table-cell table:style-name="ce1"/>
          <table:table-cell/>
          <table:table-cell table:style-name="ce6"/>
          <table:table-cell table:style-name="ce10"/>
          <table:table-cell table:style-name="ce3" table:number-columns-repeated="7"/>
          <table:table-cell table:style-name="ce10"/>
          <table:table-cell table:style-name="ce3" table:number-columns-repeated="4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15"/>
        </table:table-row>
        <table:table-row table:style-name="ro2">
          <table:table-cell table:number-columns-repeated="3"/>
          <table:table-cell table:style-name="ce3" table:number-columns-spanned="2" table:number-rows-spanned="1"/>
          <table:covered-table-cell/>
          <table:table-cell/>
          <table:table-cell table:style-name="ce7"/>
          <table:table-cell table:style-name="ce10" table:number-columns-repeated="7"/>
          <table:table-cell table:style-name="ce3"/>
          <table:table-cell table:style-name="ce10"/>
          <table:table-cell table:style-name="ce3"/>
          <table:table-cell table:style-name="ce10" table:number-columns-repeated="4"/>
          <table:table-cell table:style-name="ce3"/>
          <table:table-cell table:style-name="ce10"/>
          <table:table-cell table:style-name="ce3"/>
          <table:table-cell table:style-name="ce10"/>
          <table:table-cell table:style-name="ce15"/>
        </table:table-row>
        <table:table-row table:style-name="ro2">
          <table:table-cell table:number-columns-repeated="6"/>
          <table:table-cell table:style-name="ce6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15"/>
        </table:table-row>
        <table:table-row table:style-name="ro2">
          <table:table-cell table:number-columns-repeated="3"/>
          <table:table-cell table:style-name="ce3" table:number-columns-spanned="2" table:number-rows-spanned="3"/>
          <table:covered-table-cell/>
          <table:table-cell/>
          <table:table-cell table:style-name="ce6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4"/>
          <table:table-cell table:style-name="ce3"/>
          <table:table-cell table:style-name="ce10" table:number-columns-repeated="4"/>
          <table:table-cell table:style-name="ce3"/>
          <table:table-cell table:style-name="ce10"/>
          <table:table-cell table:style-name="ce3" table:number-columns-repeated="2"/>
          <table:table-cell table:style-name="ce15"/>
        </table:table-row>
        <table:table-row table:style-name="ro2">
          <table:table-cell table:number-columns-repeated="3"/>
          <table:covered-table-cell table:number-columns-repeated="2"/>
          <table:table-cell/>
          <table:table-cell table:style-name="ce6"/>
          <table:table-cell table:style-name="ce3" table:number-columns-repeated="3"/>
          <table:table-cell table:style-name="ce10"/>
          <table:table-cell table:style-name="ce3"/>
          <table:table-cell table:style-name="ce10"/>
          <table:table-cell table:style-name="ce3" table:number-columns-repeated="12"/>
          <table:table-cell table:style-name="ce15"/>
        </table:table-row>
        <table:table-row table:style-name="ro2">
          <table:table-cell table:number-columns-repeated="3"/>
          <table:covered-table-cell table:number-columns-repeated="2"/>
          <table:table-cell/>
          <table:table-cell table:style-name="ce6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 table:number-columns-repeated="4"/>
          <table:table-cell table:style-name="ce3"/>
          <table:table-cell table:style-name="ce10" table:number-columns-repeated="2"/>
          <table:table-cell table:style-name="ce16"/>
        </table:table-row>
        <table:table-row table:style-name="ro2">
          <table:table-cell table:number-columns-repeated="2"/>
          <table:table-cell table:style-name="ce1"/>
          <table:table-cell table:style-name="ce1" office:value-type="string" calcext:value-type="string" table:number-columns-spanned="2" table:number-rows-spanned="1">
            <text:p>SCORE </text:p>
          </table:table-cell>
          <table:covered-table-cell table:style-name="ce1"/>
          <table:table-cell/>
          <table:table-cell table:style-name="ce6"/>
          <table:table-cell table:style-name="ce3" table:number-columns-repeated="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15"/>
        </table:table-row>
        <table:table-row table:style-name="ro2">
          <table:table-cell table:style-name="ce2" table:number-columns-repeated="3"/>
          <table:table-cell table:style-name="ce4" office:value-type="string" calcext:value-type="string" table:number-columns-spanned="2" table:number-rows-spanned="1">
            <text:p>PUNTUACIÓ 2</text:p>
          </table:table-cell>
          <table:covered-table-cell table:style-name="ce2"/>
          <table:table-cell/>
          <table:table-cell table:style-name="ce7"/>
          <table:table-cell table:style-name="ce10" table:number-columns-repeated="2"/>
          <table:table-cell table:style-name="ce3" table:number-columns-repeated="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/>
          <table:table-cell table:style-name="ce10"/>
          <table:table-cell table:style-name="ce15"/>
        </table:table-row>
        <table:table-row table:style-name="ro2">
          <table:table-cell table:number-columns-repeated="6"/>
          <table:table-cell table:style-name="ce6"/>
          <table:table-cell table:style-name="ce10"/>
          <table:table-cell table:style-name="ce3" table:number-columns-repeated="4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15"/>
        </table:table-row>
        <table:table-row table:style-name="ro3">
          <table:table-cell table:number-columns-repeated="6"/>
          <table:table-cell table:style-name="ce6"/>
          <table:table-cell table:style-name="ce10" table:number-columns-repeated="6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/>
          <table:table-cell table:style-name="ce10" table:number-columns-repeated="2"/>
          <table:table-cell table:style-name="ce15"/>
        </table:table-row>
        <table:table-row table:style-name="ro3">
          <table:table-cell table:number-columns-repeated="3"/>
          <table:table-cell table:number-columns-spanned="2" table:number-rows-spanned="3"/>
          <table:covered-table-cell/>
          <table:table-cell/>
          <table:table-cell table:style-name="ce6"/>
          <table:table-cell table:style-name="ce3" table:number-columns-repeated="7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2"/>
          <table:table-cell table:style-name="ce10"/>
          <table:table-cell table:style-name="ce15"/>
        </table:table-row>
        <table:table-row table:style-name="ro3">
          <table:table-cell table:number-columns-repeated="3"/>
          <table:covered-table-cell table:number-columns-repeated="2"/>
          <table:table-cell/>
          <table:table-cell table:style-name="ce7"/>
          <table:table-cell table:style-name="ce10" table:number-columns-repeated="10"/>
          <table:table-cell table:style-name="ce3" table:number-columns-repeated="2"/>
          <table:table-cell table:style-name="ce10" table:number-columns-repeated="3"/>
          <table:table-cell table:style-name="ce3" table:number-columns-repeated="2"/>
          <table:table-cell table:style-name="ce10"/>
          <table:table-cell table:style-name="ce15"/>
        </table:table-row>
        <table:table-row table:style-name="ro3">
          <table:table-cell table:number-columns-repeated="3"/>
          <table:covered-table-cell table:number-columns-repeated="2"/>
          <table:table-cell/>
          <table:table-cell table:style-name="ce6"/>
          <table:table-cell table:style-name="ce3" table:number-columns-repeated="6"/>
          <table:table-cell table:style-name="ce10"/>
          <table:table-cell table:style-name="ce3" table:number-columns-repeated="9"/>
          <table:table-cell table:style-name="ce10" table:number-columns-repeated="2"/>
          <table:table-cell table:style-name="ce15"/>
        </table:table-row>
        <table:table-row table:style-name="ro3">
          <table:table-cell table:number-columns-repeated="6"/>
          <table:table-cell table:style-name="ce6"/>
          <table:table-cell table:style-name="ce10" table:number-columns-repeated="5"/>
          <table:table-cell table:style-name="ce3"/>
          <table:table-cell table:style-name="ce10"/>
          <table:table-cell table:style-name="ce3" table:number-columns-repeated="2"/>
          <table:table-cell table:style-name="ce10" table:number-columns-repeated="4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5"/>
        </table:table-row>
        <table:table-row table:style-name="ro3">
          <table:table-cell table:number-columns-repeated="6"/>
          <table:table-cell table:style-name="ce6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2"/>
          <table:table-cell table:style-name="ce10" table:number-columns-repeated="2"/>
          <table:table-cell table:style-name="ce3"/>
          <table:table-cell table:style-name="ce15"/>
        </table:table-row>
        <table:table-row table:style-name="ro3">
          <table:table-cell table:number-columns-repeated="6"/>
          <table:table-cell table:style-name="ce8"/>
          <table:table-cell table:style-name="ce11"/>
          <table:table-cell table:style-name="ce13"/>
          <table:table-cell table:style-name="ce11" table:number-columns-repeated="3"/>
          <table:table-cell table:style-name="ce13" table:number-columns-repeated="3"/>
          <table:table-cell table:style-name="ce11" table:number-columns-repeated="2"/>
          <table:table-cell table:style-name="ce13" table:number-columns-repeated="8"/>
          <table:table-cell table:style-name="ce17"/>
        </table:table-row>
        <table:table-row table:style-name="ro3" table:number-rows-repeated="12">
          <table:table-cell table:number-columns-repeated="26"/>
        </table:table-row>
        <table:table-row table:style-name="ro3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21:12:56.938645746</meta:creation-date>
    <dc:date>2015-03-17T23:17:23.720390018</dc:date>
    <meta:editing-duration>PT44M14S</meta:editing-duration>
    <meta:editing-cycles>1</meta:editing-cycles>
    <meta:document-statistic meta:table-count="1" meta:cell-count="3" meta:object-count="233"/>
    <meta:generator>LibreOffice/4.3.3.2$Linux_X86_64 LibreOffice_project/430m0$Build-2</meta:generator>
  </office:meta>
</office:document-meta>
</file>